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45cm" fo:min-width="18.5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0.343cm" fo:min-width="0.707cm"/>
    </style:style>
    <style:style style:name="gr3" style:family="graphic" style:parent-style-name="standard">
      <style:graphic-properties svg:stroke-color="#f68e76" draw:fill-color="#f58220" draw:textarea-horizontal-align="justify" draw:textarea-vertical-align="middle" draw:auto-grow-height="false" fo:min-height="0.766cm" fo:min-width="2.421cm"/>
    </style:style>
    <style:style style:name="gr4" style:family="graphic" style:parent-style-name="standard">
      <style:graphic-properties svg:stroke-color="#00b274" svg:stroke-opacity="25%" draw:fill-color="#000000" draw:opacity="38%" draw:opacity-name="" draw:textarea-horizontal-align="justify" draw:textarea-vertical-align="middle" draw:auto-grow-height="false" fo:min-height="2.83cm" fo:min-width="6.993cm"/>
    </style:style>
    <style:style style:name="P1" style:family="paragraph">
      <style:paragraph-properties fo:text-align="center"/>
      <style:text-properties fo:font-size="30pt"/>
    </style:style>
    <style:style style:name="P2" style:family="paragraph">
      <loext:graphic-properties draw:fill-color="#f58220"/>
      <style:paragraph-properties fo:text-align="center"/>
      <style:text-properties fo:font-size="30pt"/>
    </style:style>
    <style:style style:name="P3" style:family="paragraph">
      <loext:graphic-properties draw:fill-color="#000000" draw:opacity="38%"/>
      <style:paragraph-properties fo:text-align="center"/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2.595cm" svg:x="1.254cm" svg:y="1.254cm">
          <text:p text:style-name="P1">Name: valveNameHe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4.04cm">
          <text:p text:style-name="P1">Pin: 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6.826cm">
          <text:p text:style-name="P1">ON/OFF: 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9.612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2.399cm">
          <text:p text:style-name="P1">Irrigation Tim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5.185cm">
          <text:p text:style-name="P1">Irrigation Day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8.057cm">
          <text:p text:style-name="P1">Press To Te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1.778cm" draw:transform="rotate (1.5707963267949) translate (1.508cm 26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921cm" svg:height="1.016cm" svg:x="3.286cm" svg:y="24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493cm" svg:height="3.08cm" svg:x="1cm" svg:y="23.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7:54:36.319781275</meta:creation-date>
    <meta:generator>LibreOffice/6.0.7.3$Linux_X86_64 LibreOffice_project/00m0$Build-3</meta:generator>
    <dc:date>2019-03-13T18:15:38.005229304</dc:date>
    <meta:editing-duration>PT7M9S</meta:editing-duration>
    <meta:editing-cycles>1</meta:editing-cycles>
    <meta:document-statistic meta:object-count="10"/>
  </office:meta>
</office:document-meta>
</file>